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820" officeooo:paragraph-rsid="00199820"/>
    </style:style>
    <style:style style:name="P2" style:family="paragraph" style:parent-style-name="Standard">
      <style:text-properties officeooo:rsid="001b1367" officeooo:paragraph-rsid="001b1367"/>
    </style:style>
    <style:style style:name="P3" style:family="paragraph" style:parent-style-name="Standard">
      <style:text-properties officeooo:rsid="001b7a14" officeooo:paragraph-rsid="001b7a14"/>
    </style:style>
    <style:style style:name="P4" style:family="paragraph" style:parent-style-name="Standard">
      <style:text-properties officeooo:rsid="001d92e5" officeooo:paragraph-rsid="001d92e5"/>
    </style:style>
    <style:style style:name="P5" style:family="paragraph" style:parent-style-name="Standard">
      <style:text-properties officeooo:rsid="001db38a" officeooo:paragraph-rsid="001db38a"/>
    </style:style>
    <style:style style:name="P6" style:family="paragraph" style:parent-style-name="Standard">
      <style:text-properties officeooo:rsid="001e3584" officeooo:paragraph-rsid="001e3584"/>
    </style:style>
    <style:style style:name="P7" style:family="paragraph" style:parent-style-name="Standard">
      <style:text-properties officeooo:rsid="001f9995" officeooo:paragraph-rsid="001f9995"/>
    </style:style>
    <style:style style:name="P8" style:family="paragraph" style:parent-style-name="Standard">
      <style:text-properties officeooo:rsid="002117ce" officeooo:paragraph-rsid="002117ce"/>
    </style:style>
    <style:style style:name="P9" style:family="paragraph" style:parent-style-name="Standard">
      <style:text-properties officeooo:rsid="002269a0" officeooo:paragraph-rsid="002269a0"/>
    </style:style>
    <style:style style:name="P10" style:family="paragraph" style:parent-style-name="Standard">
      <style:text-properties officeooo:rsid="002289f3" officeooo:paragraph-rsid="002289f3"/>
    </style:style>
    <style:style style:name="P11" style:family="paragraph" style:parent-style-name="Standard">
      <style:text-properties officeooo:rsid="0023e9fb" officeooo:paragraph-rsid="0023e9fb"/>
    </style:style>
    <style:style style:name="P12" style:family="paragraph" style:parent-style-name="Standard">
      <style:text-properties officeooo:rsid="00253892" officeooo:paragraph-rsid="00253892"/>
    </style:style>
    <style:style style:name="P13" style:family="paragraph" style:parent-style-name="Standard">
      <style:text-properties officeooo:rsid="00265be0" officeooo:paragraph-rsid="00265be0"/>
    </style:style>
    <style:style style:name="P14" style:family="paragraph" style:parent-style-name="Standard">
      <style:text-properties officeooo:rsid="0027dca3" officeooo:paragraph-rsid="0027dca3"/>
    </style:style>
    <style:style style:name="P15" style:family="paragraph" style:parent-style-name="Standard">
      <style:text-properties officeooo:rsid="0029646c" officeooo:paragraph-rsid="0029646c"/>
    </style:style>
    <style:style style:name="P16" style:family="paragraph" style:parent-style-name="Standard">
      <style:text-properties officeooo:rsid="002a9b78" officeooo:paragraph-rsid="002a9b78"/>
    </style:style>
    <style:style style:name="P17" style:family="paragraph" style:parent-style-name="Standard">
      <style:text-properties officeooo:rsid="002c83a5" officeooo:paragraph-rsid="002c83a5"/>
    </style:style>
    <style:style style:name="P18" style:family="paragraph" style:parent-style-name="Standard">
      <style:text-properties officeooo:rsid="002cf099" officeooo:paragraph-rsid="002cf099"/>
    </style:style>
    <style:style style:name="P19" style:family="paragraph" style:parent-style-name="Standard">
      <style:text-properties officeooo:rsid="002e67d7" officeooo:paragraph-rsid="002e67d7"/>
    </style:style>
    <style:style style:name="P20" style:family="paragraph" style:parent-style-name="Standard">
      <style:text-properties officeooo:rsid="002fdb66" officeooo:paragraph-rsid="002fdb66"/>
    </style:style>
    <style:style style:name="P21" style:family="paragraph" style:parent-style-name="Standard">
      <style:text-properties officeooo:rsid="00300e4e" officeooo:paragraph-rsid="00300e4e"/>
    </style:style>
    <style:style style:name="T1" style:family="text">
      <style:text-properties officeooo:rsid="001b1367"/>
    </style:style>
    <style:style style:name="T2" style:family="text">
      <style:text-properties officeooo:rsid="0023e9fb"/>
    </style:style>
    <style:style style:name="T3" style:family="text">
      <style:text-properties officeooo:rsid="0025e2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Java</text:span> development</text:p>
      <text:p text:style-name="P1">IntelijIDEA</text:p>
      <text:p text:style-name="P1">JDK</text:p>
      <text:p text:style-name="P1">Maven</text:p>
      <text:p text:style-name="P1">Docker</text:p>
      <text:p text:style-name="P13">SceneBuilder</text:p>
      <text:p text:style-name="P1"/>
      <text:p text:style-name="P1">C++ development</text:p>
      <text:p text:style-name="P1">CLion</text:p>
      <text:p text:style-name="P2">Compiller</text:p>
      <text:p text:style-name="P1">MSYS2: <text:span text:style-name="T1">make, gcc</text:span></text:p>
      <text:p text:style-name="P2">SysProgs: gcc</text:p>
      <text:p text:style-name="P2">CMake</text:p>
      <text:p text:style-name="P3">Make is available in Chokolatey</text:p>
      <text:p text:style-name="P4">cygwin – similar to msys2</text:p>
      <text:p text:style-name="P4"/>
      <text:p text:style-name="P9">STM32 development</text:p>
      <text:p text:style-name="P7">stm32CubeIDE</text:p>
      <text:p text:style-name="P7">STM32CubeMX</text:p>
      <text:p text:style-name="P7">STM32CubeProgrammer</text:p>
      <text:p text:style-name="P5">OpenOCD – build separately for stm32??</text:p>
      <text:p text:style-name="P1"/>
      <text:p text:style-name="P8">Python development</text:p>
      <text:p text:style-name="P7">python</text:p>
      <text:p text:style-name="P1">PyCharm</text:p>
      <text:p text:style-name="P6">Anaconda</text:p>
      <text:p text:style-name="P6"/>
      <text:p text:style-name="P10">Betaflight <text:span text:style-name="T2">c</text:span>onfigurator</text:p>
      <text:p text:style-name="P10">Mission planner</text:p>
      <text:p text:style-name="P11">ExpressLRS configurator</text:p>
      <text:p text:style-name="P10"/>
      <text:p text:style-name="P15">HW development</text:p>
      <text:p text:style-name="P12">KiCad</text:p>
      <text:p text:style-name="P10">LTSpice</text:p>
      <text:p text:style-name="P10">TinaTI</text:p>
      <text:p text:style-name="P10"/>
      <text:p text:style-name="P16">FlatCAM</text:p>
      <text:p text:style-name="P16">UGS</text:p>
      <text:p text:style-name="P16">Candle??</text:p>
      <text:p text:style-name="P16"/>
      <text:p text:style-name="P17">ESP32 development</text:p>
      <text:p text:style-name="P17">ESP-IDF</text:p>
      <text:p text:style-name="P17"/>
      <text:p text:style-name="P10"/>
      <text:p text:style-name="P14">VMware Workstation</text:p>
      <text:p text:style-name="P14">hercules</text:p>
      <text:p text:style-name="P14">rufus</text:p>
      <text:p text:style-name="P14">Ventoy</text:p>
      <text:p text:style-name="P17">steam</text:p>
      <text:p text:style-name="P17"><text:soft-page-break/>signal</text:p>
      <text:p text:style-name="P17">7Zip</text:p>
      <text:p text:style-name="P18">git</text:p>
      <text:p text:style-name="P18">Mozilla Firefox</text:p>
      <text:p text:style-name="P19">nodejs</text:p>
      <text:p text:style-name="P20">PulseView(sigrok)</text:p>
      <text:p text:style-name="P20">Zadig</text:p>
      <text:p text:style-name="P21">Raspberry PI Imager</text:p>
      <text:p text:style-name="P21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0:26:39.174000000</meta:creation-date>
    <dc:date>2024-12-08T11:01:04.868000000</dc:date>
    <meta:editing-duration>PT23M45S</meta:editing-duration>
    <meta:editing-cycles>22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48" meta:word-count="75" meta:character-count="560" meta:non-whitespace-character-count="531"/>
  </office:meta>
</office:document-meta>
</file>